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4fe5" officeooo:paragraph-rsid="00104fe5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4fe5" officeooo:paragraph-rsid="001d0617" style:font-size-asian="13pt" style:font-weight-asian="normal" style:font-size-complex="13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4fe5" officeooo:paragraph-rsid="00104fe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4fe5" officeooo:paragraph-rsid="00238fe7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04fe5" officeooo:paragraph-rsid="00104fe5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04fe5" officeooo:paragraph-rsid="00205b0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04fe5" officeooo:paragraph-rsid="00238fe7" style:font-size-asian="16pt" style:font-weight-asian="normal" style:font-size-complex="16pt" style:font-weight-complex="normal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4fe5" officeooo:paragraph-rsid="00238fe7" style:font-size-asian="12pt" style:font-weight-asian="normal" style:font-size-complex="12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640e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0ea1c"/>
    </style:style>
    <style:style style:name="T5" style:family="text">
      <style:text-properties officeooo:rsid="0022a1d3"/>
    </style:style>
    <style:style style:name="gr1" style:family="graphic">
      <style:graphic-properties svg:stroke-color="#000000" draw:fill="none" draw:textarea-vertical-align="middle" draw:auto-grow-height="false" fo:min-height="0.796cm" fo:min-width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ra o Mundo Ouvir</text:span><text:tab/>Ministério Além do Véu<text:tab/><text:span text:style-name="T1">[ 13 ]</text:span></text:p>
      <text:p text:style-name="P5">Sentir o teu coração, Olhar pelos teus olhos</text:p>
      <text:p text:style-name="P5">Ser suas mãos e pés, Levar a salvação as vidas</text:p>
      <text:p text:style-name="P1"/>
      <text:p text:style-name="P5">*** Renda-se; Renda-se</text:p>
      <text:p text:style-name="P5">Deixe a luz de Jesus cristo, nesta noite entrar <text:span text:style-name="T5">ou ou ou</text:span></text:p>
      <text:p text:style-name="P5">Renda-se; Renda-se</text:p>
      <text:p text:style-name="P5">Que o poder das trevas, trema com nosso louvor</text:p>
      <text:p text:style-name="P5">Até que o mundo inteiro ouça o <text:span text:style-name="T2">S</text:span>enhor</text:p>
      <text:p text:style-name="P5">Erguemos o Teu nome hoje, em alto som</text:p>
      <text:p text:style-name="P5">Como vozes no deserto, estamos a clamar</text:p>
      <text:p text:style-name="P5">O dia se aproxima</text:p>
      <text:p text:style-name="P5">Eu vou gritar para o mundo ouvir <text:span text:style-name="T5">ou ou ou</text:span></text:p>
      <text:p text:style-name="P5"/>
      <text:p text:style-name="P5">Senhor vem com o seu poder, Os demônios derrotar</text:p>
      <text:p text:style-name="P5">Nação santa do <text:span text:style-name="T2">S</text:span>enhor, Gritaremos sem Cesar</text:p>
      <text:p text:style-name="P1"/>
      <text:p text:style-name="P6">Eu vou gritar Para o Mundo Ouvir <text:span text:style-name="T5">ou ou ou ou ou ou</text:span></text:p>
      <text:p text:style-name="P6">Eu vou gritar Para o Mundo Ouvir</text:p>
      <text:p text:style-name="P1"/>
      <text:p text:style-name="P5">Quero ser suas mãos e pés, Quero ver Tua salvação</text:p>
      <text:p text:style-name="P5">Ver o preso ser liberto, Para o mundo ouvir</text:p>
      <text:p text:style-name="P5">Oro pra que seja assim</text:p>
      <text:p text:style-name="P5">Mais de Deus menos de mim</text:p>
      <text:p text:style-name="P5">Que minha vida seja em louvor a Ti</text:p>
      <text:p text:style-name="P5">Até que o mundo inteiro ouça o senhor</text:p>
      <text:p text:style-name="P5">Erguemos o Teu nome hoje, em alto som</text:p>
      <text:p text:style-name="P5">Como vozes no deserto, estamos a clamar</text:p>
      <text:p text:style-name="P5">O dia se aproxima</text:p>
      <text:p text:style-name="P1"><draw:custom-shape text:anchor-type="paragraph" draw:z-index="0" draw:style-name="gr1" draw:text-style-name="P9" svg:width="0.212cm" svg:height="0.795cm" svg:x="13.055cm" svg:y="0.39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<draw:frame text:anchor-type="paragraph" draw:z-index="1" draw:style-name="gr2" draw:text-style-name="P11" svg:width="1.059cm" svg:height="0.489cm" svg:x="13.397cm" svg:y="0.042cm"><draw:text-box><text:p text:style-name="P10"><text:span text:style-name="T3">3x</text:span></text:p></draw:text-box></draw:frame>Eu vou gritar para o mundo ouvir <text:span text:style-name="T4">ou ou ou ou ou ou</text:span></text:p>
      <text:p text:style-name="P8"><text:span text:style-name="T1">Para o Mundo Ouvir</text:span><text:tab/>Ministério Além do Véu<text:tab/><text:span text:style-name="T1">[ 13 ]</text:span></text:p>
      <text:p text:style-name="P7">Sentir o teu coração, Olhar pelos teus olhos</text:p>
      <text:p text:style-name="P7">Ser suas mãos e pés, Levar a salvação as vidas</text:p>
      <text:p text:style-name="P4"/>
      <text:p text:style-name="P7">*** Renda-se; Renda-se</text:p>
      <text:p text:style-name="P7">Deixe a luz de Jesus cristo, nesta noite entrar <text:span text:style-name="T5">ou ou ou</text:span></text:p>
      <text:p text:style-name="P7">Renda-se; Renda-se</text:p>
      <text:p text:style-name="P7">Que o poder das trevas, trema com nosso louvor</text:p>
      <text:p text:style-name="P7">Até que o mundo inteiro ouça o <text:span text:style-name="T2">S</text:span>enhor</text:p>
      <text:p text:style-name="P7">Erguemos o Teu nome hoje, em alto som</text:p>
      <text:p text:style-name="P7">Como vozes no deserto, estamos a clamar</text:p>
      <text:p text:style-name="P7">O dia se aproxima</text:p>
      <text:p text:style-name="P7">Eu vou gritar para o mundo ouvir <text:span text:style-name="T5">ou ou ou</text:span></text:p>
      <text:p text:style-name="P7"/>
      <text:p text:style-name="P7">Senhor vem com o seu poder, Os demônios derrotar</text:p>
      <text:p text:style-name="P7">Nação santa do <text:span text:style-name="T2">S</text:span>enhor, Gritaremos sem Cesar</text:p>
      <text:p text:style-name="P4"/>
      <text:p text:style-name="P7">Eu vou gritar Para o Mundo Ouvir <text:span text:style-name="T5">ou ou ou ou ou ou</text:span></text:p>
      <text:p text:style-name="P7">Eu vou gritar Para o Mundo Ouvir</text:p>
      <text:p text:style-name="P4"/>
      <text:p text:style-name="P7">Quero ser suas mãos e pés, Quero ver Tua salvação</text:p>
      <text:p text:style-name="P7">Ver o preso ser liberto, Para o mundo ouvir</text:p>
      <text:p text:style-name="P7">Oro pra que seja assim</text:p>
      <text:p text:style-name="P7">Mais de Deus menos de mim</text:p>
      <text:p text:style-name="P7">Que minha vida seja em louvor a Ti</text:p>
      <text:p text:style-name="P7">Até que o mundo inteiro ouça o senhor</text:p>
      <text:p text:style-name="P7">Erguemos o Teu nome hoje, em alto som</text:p>
      <text:p text:style-name="P7">Como vozes no deserto, estamos a clamar</text:p>
      <text:p text:style-name="P7">O dia se aproxima</text:p>
      <text:p text:style-name="P4"><draw:custom-shape text:anchor-type="paragraph" draw:z-index="2" draw:style-name="gr1" draw:text-style-name="P9" svg:width="0.212cm" svg:height="0.795cm" svg:x="13.055cm" svg:y="0.39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7"><draw:frame text:anchor-type="paragraph" draw:z-index="3" draw:style-name="gr2" draw:text-style-name="P11" svg:width="1.059cm" svg:height="0.489cm" svg:x="13.397cm" svg:y="0.042cm"><draw:text-box><text:p text:style-name="P10"><text:span text:style-name="T3">3x</text:span></text:p></draw:text-box></draw:frame>Eu vou gritar para o mundo ouvir <text:span text:style-name="T4">ou ou ou ou ou 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4:52:30.542120005</dc:date>
    <meta:editing-cycles>24</meta:editing-cycles>
    <meta:editing-duration>PT40M31S</meta:editing-duration>
    <meta:generator>LibreOffice/5.2.7.2$Linux_X86_64 LibreOffice_project/20m0$Build-2</meta:generator>
    <meta:document-statistic meta:table-count="0" meta:image-count="0" meta:object-count="0" meta:page-count="1" meta:paragraph-count="52" meta:word-count="412" meta:character-count="1954" meta:non-whitespace-character-count="1594"/>
  </office:meta>
</office:document-meta>
</file>